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 style:data-style-name="N107">
      <style:table-cell-properties fo:background-color="#afd095" fo:border="0.74pt solid #000000"/>
    </style:style>
    <style:style style:name="ce8" style:family="table-cell" style:parent-style-name="Default" style:data-style-name="N0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7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n° gagnants</text:p>
          </table:table-cell>
          <table:table-cell table:style-name="ce3" office:value-type="string" calcext:value-type="string">
            <text:p>5 + c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4+c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3+c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2+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+c ou 0+c</text:p>
          </table:table-cell>
          <table:table-cell table:style-name="ce3" office:value-type="string" calcext:value-type="string">
            <text:p>  1 ou 0  </text:p>
          </table:table-cell>
          <table:table-cell/>
        </table:table-row>
        <table:table-row table:style-name="ro2">
          <table:table-cell office:value-type="string" calcext:value-type="string">
            <text:p>Gain </text:p>
          </table:table-cell>
          <table:table-cell table:style-name="ce4" office:value-type="float" office:value="5701258" calcext:value-type="float">
            <text:p>5701258</text:p>
          </table:table-cell>
          <table:table-cell table:style-name="ce4" office:value-type="float" office:value="102632" calcext:value-type="float">
            <text:p>102632</text:p>
          </table:table-cell>
          <table:table-cell table:style-name="ce4" office:value-type="float" office:value="1086" calcext:value-type="float">
            <text:p>1086</text:p>
          </table:table-cell>
          <table:table-cell table:style-name="ce4" office:value-type="float" office:value="1084" calcext:value-type="float">
            <text:p>108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2" calcext:value-type="float">
            <text:p>-2</text:p>
          </table:table-cell>
          <table:table-cell/>
        </table:table-row>
        <table:table-row table:style-name="ro2">
          <table:table-cell office:value-type="string" calcext:value-type="string">
            <text:p>Prob</text:p>
          </table:table-cell>
          <table:table-cell table:style-name="ce5" table:formula="of:=1/19068840" office:value-type="float" office:value="0.00000005244157484147" calcext:value-type="float">
            <text:p>5,24415748414691E-08</text:p>
          </table:table-cell>
          <table:table-cell table:style-name="ce5" table:formula="of:=1/2118760" office:value-type="float" office:value="0.00000047197417357322" calcext:value-type="float">
            <text:p>4,71974173573222E-07</text:p>
          </table:table-cell>
          <table:table-cell table:style-name="ce5" table:formula="of:=11/953442" office:value-type="float" office:value="0.0000115371464651232" calcext:value-type="float">
            <text:p>1,15371464651232E-05</text:p>
          </table:table-cell>
          <table:table-cell table:style-name="ce5" table:formula="of:=11/105938" office:value-type="float" office:value="0.000103834318186109" calcext:value-type="float">
            <text:p>0,000103834318186109</text:p>
          </table:table-cell>
          <table:table-cell table:style-name="ce5" table:formula="of:=473/953442" office:value-type="float" office:value="0.000496097298000298" calcext:value-type="float">
            <text:p>0,000496097298000298</text:p>
          </table:table-cell>
          <table:table-cell table:style-name="ce5" table:formula="of:=473/105938" office:value-type="float" office:value="0.00446487568200268" calcext:value-type="float">
            <text:p>0,00446487568200268</text:p>
          </table:table-cell>
          <table:table-cell table:style-name="ce5" table:formula="of:=473/68103" office:value-type="float" office:value="0.00694536217200417" calcext:value-type="float">
            <text:p>0,00694536217200417</text:p>
          </table:table-cell>
          <table:table-cell table:style-name="ce5" table:formula="of:=473/7567" office:value-type="float" office:value="0.0625082595480375" calcext:value-type="float">
            <text:p>0,0625082595480375</text:p>
          </table:table-cell>
          <table:table-cell table:style-name="ce5" table:formula="of:=252109/2724120" office:value-type="float" office:value="0.0925469509419556" calcext:value-type="float">
            <text:p>0,0925469509419556</text:p>
          </table:table-cell>
          <table:table-cell table:style-name="ce5" table:formula="of:= 252109/302680" office:value-type="float" office:value="0.8329225584776" calcext:value-type="float">
            <text:p>0,8329225584776</text:p>
          </table:table-cell>
          <table:table-cell table:formula="of:=SUM([.B3:.K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ain²</text:p>
          </table:table-cell>
          <table:table-cell table:style-name="ce6" table:formula="of:=[.B2]^2" office:value-type="float" office:value="32504342782564" calcext:value-type="float">
            <text:p>32504342782564</text:p>
          </table:table-cell>
          <table:table-cell table:style-name="ce6" table:formula="of:=[.C2]^2" office:value-type="float" office:value="10533327424" calcext:value-type="float">
            <text:p>10533327424</text:p>
          </table:table-cell>
          <table:table-cell table:style-name="ce6" table:formula="of:=[.D2]^2" office:value-type="float" office:value="1179396" calcext:value-type="float">
            <text:p>1179396</text:p>
          </table:table-cell>
          <table:table-cell table:style-name="ce6" table:formula="of:=[.E2]^2" office:value-type="float" office:value="1175056" calcext:value-type="float">
            <text:p>1175056</text:p>
          </table:table-cell>
          <table:table-cell table:style-name="ce6" table:formula="of:=[.F2]^2" office:value-type="float" office:value="100" calcext:value-type="float">
            <text:p>100</text:p>
          </table:table-cell>
          <table:table-cell table:style-name="ce6" table:formula="of:=[.G2]^2" office:value-type="float" office:value="64" calcext:value-type="float">
            <text:p>64</text:p>
          </table:table-cell>
          <table:table-cell table:style-name="ce6" table:formula="of:=[.H2]^2" office:value-type="float" office:value="25" calcext:value-type="float">
            <text:p>25</text:p>
          </table:table-cell>
          <table:table-cell table:style-name="ce6" table:formula="of:=[.I2]^2" office:value-type="float" office:value="9" calcext:value-type="float">
            <text:p>9</text:p>
          </table:table-cell>
          <table:table-cell table:style-name="ce6" table:formula="of:=[.J2]^2" office:value-type="float" office:value="0" calcext:value-type="float">
            <text:p>0</text:p>
          </table:table-cell>
          <table:table-cell table:style-name="ce6" table:formula="of:=[.K2]^2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" office:value-type="string" calcext:value-type="string">
            <text:p>E(G)</text:p>
          </table:table-cell>
          <table:table-cell table:formula="of:=SUMPRODUCT([.B2:.K2];[.B3:.K3])" office:value-type="float" office:value="-0.930405205560485" calcext:value-type="float">
            <text:p>-,9304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V(G)</text:p>
          </table:table-cell>
          <table:table-cell table:style-name="ce8" table:formula="of:=SUMPRODUCT([.B4:.K4];[.B3:.K3])-[.B5]^2" office:value-type="float" office:value="1709689.53882005" calcext:value-type="float">
            <text:p>1709689,53882005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σ(G)</text:p>
          </table:table-cell>
          <table:table-cell table:formula="of:=[.B6]^(1/2)" office:value-type="float" office:value="1307.55096987462" calcext:value-type="float">
            <text:p>1 307,551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7:32:37.488978707</meta:creation-date>
    <dc:date>2024-05-11T18:08:03.924405583</dc:date>
    <meta:editing-duration>PT3M34S</meta:editing-duration>
    <meta:editing-cycles>2</meta:editing-cycles>
    <meta:generator>LibreOffice/7.3.7.2$Linux_X86_64 LibreOffice_project/30$Build-2</meta:generator>
    <meta:document-statistic meta:table-count="1" meta:cell-count="51" meta:object-count="0"/>
  </office:meta>
</office:document-meta>
</file>